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/>
  <office:automatic-styles/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ShiftType</text:p>
          </table:table-cell>
          <table:table-cell office:value-type="string">
            <text:p>RequiredStaffing</text:p>
          </table:table-cell>
          <table:table-cell office:value-type="string">
            <text:p>SpecialtyConstraint</text:p>
          </table:table-cell>
          <table:table-cell office:value-type="string">
            <text:p>StudyType</text:p>
          </table:table-cell>
        </table:table-row>
        <table:table-row>
          <table:table-cell office:value-type="string">
            <text:p>2025-01-01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02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03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04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05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06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07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08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09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10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11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12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13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14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15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16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17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18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19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0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21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22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3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24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25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6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27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28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9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30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31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01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02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03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04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05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06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07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08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09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10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11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12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13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14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15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16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17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18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19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20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21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22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23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24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25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26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27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28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01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02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03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04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05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06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07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08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09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10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11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12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13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14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15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16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17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18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19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20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21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22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23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24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25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26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27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28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29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30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31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01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02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03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04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05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06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07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08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09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10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11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12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13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14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15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16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17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18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19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20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21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22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23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24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25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26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27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28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29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30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01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02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03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04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05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06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07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08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09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10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11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12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13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14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15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16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17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18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19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20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21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22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23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24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25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26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27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28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29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30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31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6-01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6-02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6-03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6-04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6-05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6-06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6-07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6-08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6-09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6-10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6-11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6-12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6-13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6-14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6-15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6-16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6-17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6-18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6-19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6-20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6-21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6-22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6-23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6-24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6-25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6-26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6-27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6-28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6-29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6-30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7-01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7-02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7-03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7-04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7-05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7-06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7-07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7-08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7-09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7-10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7-11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7-12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7-13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7-14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7-15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7-16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7-17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7-18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7-19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7-20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7-21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7-22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7-23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7-24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7-25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7-26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7-27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7-28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7-29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7-30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7-31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8-01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8-02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8-03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8-04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8-05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8-06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8-07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8-08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8-09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8-10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8-11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8-12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8-13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8-14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8-15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8-16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8-17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8-18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8-19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8-20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8-21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8-22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8-23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8-24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8-25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8-26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8-27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8-28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8-29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8-30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8-31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9-01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9-02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9-03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9-04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9-05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9-06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9-07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9-08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9-09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9-10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9-11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9-12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9-13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9-14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9-15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9-16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9-17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9-18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9-19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9-20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9-21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9-22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9-23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9-24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9-25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9-26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9-27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9-28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9-29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9-30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0-01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0-02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0-03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0-04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0-05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0-06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0-07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0-08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0-09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0-10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0-11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0-12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0-13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0-14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0-15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0-16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0-17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0-18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0-19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0-20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0-21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0-22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0-23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0-24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0-25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0-26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0-27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0-28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0-29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0-30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0-31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1-01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1-02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1-03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1-04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1-05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1-06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1-07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1-08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1-09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1-10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1-11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1-12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1-13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1-14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1-15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1-16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1-17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1-18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1-19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1-20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1-21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1-22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1-23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1-24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1-25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1-26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1-27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1-28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1-29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1-30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2-01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2-02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2-03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2-04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2-05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2-06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2-07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2-08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2-09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2-10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2-11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2-12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2-13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2-14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2-15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2-16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2-17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2-18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2-19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2-20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2-21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2-22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2-23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2-24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2-25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2-26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2-27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2-28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12-29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12-30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12-31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1-01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1-02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1-03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1-04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1-05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1-06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1-07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1-08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1-09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1-10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1-11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1-12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1-13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1-14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1-15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1-16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1-17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1-18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1-19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1-20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1-21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1-22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1-23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1-24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1-25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1-26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1-27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1-28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1-29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1-30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1-31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2-01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2-02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2-03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2-04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2-05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2-06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2-07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2-08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2-09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2-10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2-11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2-12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2-13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2-14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2-15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2-16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2-17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2-18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2-19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2-20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2-21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2-22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2-23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2-24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2-25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2-26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2-27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2-28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3-01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3-02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3-03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3-04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3-05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3-06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3-07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3-08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3-09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3-10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3-11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3-12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3-13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3-14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3-15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3-16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3-17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3-18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3-19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3-20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3-21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3-22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3-23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3-24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3-25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3-26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3-27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3-28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3-29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3-30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3-31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4-01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4-02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4-03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4-04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4-05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4-06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4-07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4-08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4-09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4-10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4-11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4-12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4-13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4-14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4-15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4-16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4-17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4-18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4-19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4-20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4-21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4-22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4-23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4-24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4-25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4-26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4-27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4-28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4-29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4-30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5-01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5-02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5-03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5-04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5-05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5-06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5-07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5-08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5-09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5-10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5-11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5-12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5-13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5-14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5-15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5-16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5-17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5-18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5-19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5-20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5-21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5-22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5-23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5-24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5-25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5-26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5-27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5-28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5-29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5-30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5-31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6-01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6-02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6-03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6-04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6-05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6-06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6-07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6-08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6-09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6-10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6-11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6-12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6-13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6-14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6-15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6-16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6-17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6-18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6-19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6-20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6-21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6-22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6-23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6-24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6-25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6-26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6-27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6-28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6-29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6-30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7-01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7-02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7-03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7-04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7-05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7-06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7-07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7-08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7-09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7-10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7-11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7-12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7-13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7-14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7-15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7-16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7-17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7-18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7-19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7-20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7-21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7-22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7-23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7-24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7-25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7-26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7-27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7-28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7-29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7-30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7-31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8-01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8-02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8-03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8-04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8-05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8-06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8-07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8-08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8-09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8-10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8-11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8-12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8-13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8-14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8-15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8-16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8-17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8-18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8-19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8-20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8-21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8-22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8-23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8-24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8-25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8-26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8-27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8-28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8-29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8-30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8-31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9-01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9-02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9-03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9-04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9-05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9-06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9-07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9-08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9-09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9-10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9-11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9-12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9-13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9-14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9-15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9-16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9-17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9-18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9-19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9-20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9-21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9-22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9-23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9-24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9-25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9-26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9-27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09-28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09-29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09-30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0-01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0-02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0-03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0-04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0-05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0-06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0-07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0-08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0-09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0-10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0-11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0-12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0-13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0-14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0-15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0-16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0-17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0-18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0-19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0-20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0-21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0-22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0-23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0-24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0-25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0-26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0-27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0-28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0-29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0-30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0-31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1-01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1-02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1-03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1-04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1-05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1-06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1-07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1-08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1-09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1-10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1-11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1-12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1-13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1-14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1-15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1-16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1-17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1-18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1-19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1-20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1-21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1-22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1-23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1-24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1-25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1-26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1-27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1-28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1-29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1-30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2-01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2-02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2-03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2-04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2-05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2-06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2-07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2-08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2-09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2-10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2-11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2-12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2-13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2-14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2-15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2-16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2-17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2-18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2-19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2-20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2-21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2-22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2-23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2-24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2-25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2-26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2-27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2-28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6-12-29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6-12-30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6-12-31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1-01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1-02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1-03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1-04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1-05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1-06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1-07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1-08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1-09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1-10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1-11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1-12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1-13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1-14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1-15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1-16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1-17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1-18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1-19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1-20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1-21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1-22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1-23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1-24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1-25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1-26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1-27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1-28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1-29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1-30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1-31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2-01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2-02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2-03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2-04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2-05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2-06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2-07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2-08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2-09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2-10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2-11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2-12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2-13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2-14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2-15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2-16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2-17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2-18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2-19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2-20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2-21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2-22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2-23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2-24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2-25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2-26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2-27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2-28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3-01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3-02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3-03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3-04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3-05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3-06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3-07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3-08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3-09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3-10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3-11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3-12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3-13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3-14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3-15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3-16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3-17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3-18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3-19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3-20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3-21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3-22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3-23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3-24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3-25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3-26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3-27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3-28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3-29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3-30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3-31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4-01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4-02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4-03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4-04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4-05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4-06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4-07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4-08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4-09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4-10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4-11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4-12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4-13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4-14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4-15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4-16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4-17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4-18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4-19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4-20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4-21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4-22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4-23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4-24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4-25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4-26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4-27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4-28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4-29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4-30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5-01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5-02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5-03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5-04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5-05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5-06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5-07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5-08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5-09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5-10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5-11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5-12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5-13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5-14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5-15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5-16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5-17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5-18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5-19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5-20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5-21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5-22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5-23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5-24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5-25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5-26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5-27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5-28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5-29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5-30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5-31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6-01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6-02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6-03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6-04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6-05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6-06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6-07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6-08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6-09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6-10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6-11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6-12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6-13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6-14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6-15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6-16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6-17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6-18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6-19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6-20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6-21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6-22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6-23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6-24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6-25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6-26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6-27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6-28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6-29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6-30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7-01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7-02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7-03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7-04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7-05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7-06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7-07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7-08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7-09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7-10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7-11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7-12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7-13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7-14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7-15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7-16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7-17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7-18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7-19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7-20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7-21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7-22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7-23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7-24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7-25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7-26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7-27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7-28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7-29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7-30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7-31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8-01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8-02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8-03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8-04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8-05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8-06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8-07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8-08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8-09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8-10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8-11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8-12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8-13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8-14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8-15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8-16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8-17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8-18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8-19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8-20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8-21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8-22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8-23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8-24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8-25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8-26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8-27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8-28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8-29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8-30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8-31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9-01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9-02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9-03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9-04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9-05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9-06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9-07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9-08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9-09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9-10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9-11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9-12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9-13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9-14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9-15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9-16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9-17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9-18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9-19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9-20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9-21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9-22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9-23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9-24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9-25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9-26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9-27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09-28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09-29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09-30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0-01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0-02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0-03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0-04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0-05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0-06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0-07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0-08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0-09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0-10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0-11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0-12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0-13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0-14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0-15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0-16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0-17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0-18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0-19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0-20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0-21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0-22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0-23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0-24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0-25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0-26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0-27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0-28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0-29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0-30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0-31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1-01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1-02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1-03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1-04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1-05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1-06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1-07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1-08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1-09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1-10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1-11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1-12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1-13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1-14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1-15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1-16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1-17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1-18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1-19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1-20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1-21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1-22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1-23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1-24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1-25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1-26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1-27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1-28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1-29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1-30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2-01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2-02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2-03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2-04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2-05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2-06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2-07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2-08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2-09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2-10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2-11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2-12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2-13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2-14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2-15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2-16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2-17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2-18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2-19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2-20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2-21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2-22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2-23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2-24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2-25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2-26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2-27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2-28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7-12-29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7-12-30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7-12-31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1-01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1-02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1-03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1-04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1-05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1-06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1-07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1-08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1-09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1-10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1-11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1-12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1-13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1-14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1-15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1-16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1-17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1-18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1-19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1-20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1-21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1-22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1-23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1-24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1-25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1-26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1-27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1-28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1-29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1-30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1-31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2-01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2-02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2-03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2-04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2-05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2-06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2-07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2-08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2-09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2-10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2-11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2-12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2-13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2-14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2-15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2-16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2-17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2-18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2-19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2-20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2-21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2-22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2-23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2-24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2-25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2-26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2-27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2-28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2-29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3-01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3-02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3-03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3-04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3-05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3-06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3-07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3-08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3-09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3-10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3-11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3-12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3-13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3-14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3-15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3-16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3-17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3-18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3-19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3-20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3-21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3-22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3-23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3-24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3-25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3-26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3-27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3-28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3-29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3-30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3-31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4-01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4-02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4-03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4-04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4-05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4-06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4-07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4-08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4-09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4-10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4-11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8-04-12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8-04-13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8-04-14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/>
  <office:styles/>
  <office:automatic-styles/>
  <office:master-styles/>
</office:document-styles>
</file>